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flows</text:p>
          </table:table-cell>
          <table:table-cell table:number-columns-repeated="3"/>
          <table:table-cell office:value-type="string" calcext:value-type="string">
            <text:p>#identified/#trues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 [.B3]/[.D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 [.B4]/[.D4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 [.B5]/[.D5]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 [.B6]/[.D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 [.B7]/[.D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 [.B8]/[.D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 [.B9]/[.D9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2:33:25.846442757</meta:creation-date>
    <dc:date>2017-11-01T09:39:33.489272080</dc:date>
    <meta:editing-duration>PT15S</meta:editing-duration>
    <meta:editing-cycles>1</meta:editing-cycles>
    <meta:document-statistic meta:table-count="1" meta:cell-count="41" meta:object-count="0"/>
    <meta:generator>LibreOffice/5.1.4.2$Linux_X86_64 LibreOffice_project/10m0$Build-2</meta:generator>
  </office:meta>
</office:document-meta>
</file>